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cfe7f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/>
    </style:style>
    <style:style style:name="gr3" style:family="graphic" style:parent-style-name="standard">
      <style:graphic-properties draw:stroke="none" dr3d:horizontal-segments="4" dr3d:vertical-segments="14" dr3d:close-front="true" dr3d:close-back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9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4.751cm" svg:height="6.296cm" svg:x="6.807cm" svg:y="6.679cm" dr3d:transform="matrix (0.995275213028935 0.0937693924419503 0.0251903031199477 -0.0955401803846431 0.992042575351606 0.0819975769265431 -0.0173009902108863 -0.0840168419474454 0.996314130185305 0.00000711386125028888cm 0.0000571002475023054cm -0.0000702049676926352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027cm" svg:y="4.983cm">
          <draw:text-box>
            <text:p><text:span text:style-name="T1">Side=5</text:span></text:p>
            <text:p><text:span text:style-name="T1">rot=0</text:span>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1.576cm" svg:height="0.962cm" svg:x="7.643cm" svg:y="0.857cm">
            <draw:text-box>
              <text:p>D|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1</text:span></text:p>
          </draw:text-box>
        </draw:frame>
        <dr3d:scene draw:style-name="gr1" svg:width="11.881cm" svg:height="11.012cm" svg:x="16.857cm" svg:y="3.864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frame draw:style-name="gr4" draw:text-style-name="P1" draw:layer="layout" svg:width="2.492cm" svg:height="1.673cm" svg:x="18.387cm" svg:y="7.812cm">
          <draw:text-box>
            <text:p><text:span text:style-name="T1">Side=0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26.211cm" svg:y="8.215cm">
          <draw:text-box>
            <text:p><text:span text:style-name="T1">Side=1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22.1cm" svg:y="4.24cm">
          <draw:text-box>
            <text:p><text:span text:style-name="T1">Side=4</text:span></text:p>
            <text:p><text:span text:style-name="T1">rot=1</text:span></text:p>
          </draw:text-box>
        </draw:frame>
        <draw:g>
          <draw:line draw:style-name="gr5" draw:text-style-name="P2" draw:layer="layout" svg:x1="19.139cm" svg:y1="2.387cm" svg:x2="19.591cm" svg:y2="4.819cm">
            <text:p/>
          </draw:line>
          <draw:line draw:style-name="gr5" draw:text-style-name="P2" draw:layer="layout" svg:x1="19.112cm" svg:y1="2.361cm" svg:x2="21.941cm" svg:y2="2.196cm">
            <text:p/>
          </draw:line>
          <draw:line draw:style-name="gr5" draw:text-style-name="P2" draw:layer="layout" svg:x1="19.112cm" svg:y1="2.389cm" svg:x2="20.66cm" svg:y2="1.11cm">
            <text:p/>
          </draw:line>
          <draw:frame draw:style-name="gr6" draw:layer="layout" svg:width="0.891cm" svg:height="0.962cm" svg:x="20.744cm" svg:y="0.857cm">
            <draw:text-box>
              <text:p>Z</text:p>
            </draw:text-box>
          </draw:frame>
          <draw:frame draw:style-name="gr7" draw:layer="layout" svg:width="1.548cm" svg:height="0.962cm" svg:x="20.717cm" svg:y="2.472cm">
            <draw:text-box>
              <text:p>C|X</text:p>
            </draw:text-box>
          </draw:frame>
          <draw:frame draw:style-name="gr7" draw:layer="layout" svg:width="1.548cm" svg:height="0.962cm" svg:x="19.359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25.2cm" svg:y="1.671cm">
          <draw:text-box>
            <text:p><text:span text:style-name="T1">face=1</text:span></text:p>
          </draw:text-box>
        </draw:frame>
        <dr3d:scene draw:style-name="gr1" svg:width="5.726cm" svg:height="3.358cm" svg:x="19.659cm" svg:y="8.34cm" dr3d:transform="matrix (-0.03577457024665 -0.994921108655744 0.0940859589677987 0.98320301691442 -0.0181792651439814 0.181607659114947 -0.178974879952616 0.0990025346647631 0.978859791020093 -0.303913601979531cm 0.0643746318478576cm -0.015004601183600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21.81cm" svg:y="14.516cm">
          <draw:text-box>
            <text:p><text:span text:style-name="T1">Side=2</text:span></text:p>
            <text:p><text:span text:style-name="T1">rot=1</text:span></text:p>
          </draw:text-box>
        </draw:frame>
        <draw:frame draw:style-name="gr4" draw:text-style-name="P1" draw:layer="layout" svg:width="2.492cm" svg:height="1.673cm" svg:x="8.81cm" svg:y="14.417cm">
          <draw:text-box>
            <text:p><text:span text:style-name="T1">Side=3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2.21cm" svg:y="8.918cm">
          <draw:text-box>
            <text:p><text:span text:style-name="T1">Side=4</text:span></text:p>
            <text:p><text:span text:style-name="T1">rot=0</text:span></text:p>
          </draw:text-box>
        </draw:frame>
        <draw:custom-shape draw:style-name="gr9" draw:text-style-name="P2" draw:layer="layout" svg:width="4.386cm" svg:height="2.302cm" draw:transform="rotate (1.5707963267946) translate (12.18cm 8.289cm)">
          <text:p/>
          <draw:enhanced-geometry svg:viewBox="0 0 21600 21600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12.099cm" svg:y="2.889cm">
          <draw:text-box>
            <text:p><text:span text:style-name="T1">mov=0</text:span></text:p>
          </draw:text-box>
        </draw:frame>
        <draw:frame draw:style-name="gr8" draw:text-style-name="P1" draw:layer="layout" svg:width="2.424cm" svg:height="0.962cm" svg:x="11.506cm" svg:y="16.014cm">
          <draw:text-box>
            <text:p><text:span text:style-name="T1">mov=2</text:span></text:p>
          </draw:text-box>
        </draw:frame>
        <draw:custom-shape draw:style-name="gr9" draw:text-style-name="P2" draw:layer="layout" svg:width="4.386cm" svg:height="1.849cm" draw:transform="rotate (1.5707963267946) translate (12.18cm 15.917cm)">
          <text:p/>
          <draw:enhanced-geometry svg:viewBox="0 0 21600 21600" draw:mirror-vertic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2" draw:layer="layout" svg:width="4.386cm" svg:height="1.849cm" svg:x="10.319cm" svg:y="10.702cm">
          <text:p/>
          <draw:enhanced-geometry svg:viewBox="0 0 21600 21600" draw:mirror-vertic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13.63cm" svg:y="11.906cm">
          <draw:text-box>
            <text:p><text:span text:style-name="T1">mov=1</text:span></text:p>
          </draw:text-box>
        </draw:frame>
        <draw:custom-shape draw:style-name="gr9" draw:text-style-name="P2" draw:layer="layout" svg:width="4.386cm" svg:height="1.849cm" svg:x="4.122cm" svg:y="11.468cm">
          <text:p/>
          <draw:enhanced-geometry svg:viewBox="0 0 21600 21600" draw:mirror-vertical="true" draw:mirror-horizontal="true" draw:text-areas="0 0 21600 21600" draw:type="circular-arrow" draw:modifiers="-89.9225931430118 0.0831959887993175 8416.9680709284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1" draw:layer="layout" svg:width="2.424cm" svg:height="0.962cm" svg:x="3.081cm" svg:y="13.077cm">
          <draw:text-box>
            <text:p><text:span text:style-name="T1">mov=3</text:span></text:p>
          </draw:text-box>
        </draw:frame>
      </draw:page>
      <draw:page draw:name="page2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5.726cm" svg:height="3.358cm" svg:x="6.859cm" svg:y="8.34cm" dr3d:transform="matrix (-0.03577457024665 -0.994921108655744 0.0940859589677987 0.98320301691442 -0.0181792651439814 0.181607659114947 -0.178974879952616 0.0990025346647631 0.978859791020093 -0.303913601979531cm 0.0643746318478576cm -0.0150046011836006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73cm" svg:y="7.308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3cm">
          <draw:text-box>
            <text:p><text:span text:style-name="T1">Side=5</text:span></text:p>
            <text:p><text:span text:style-name="T1">rot=0</text:span>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2</text:span></text:p>
          </draw:text-box>
        </draw:frame>
      </draw:page>
      <draw:page draw:name="page3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3.587cm" svg:height="6.182cm" svg:x="7.597cm" svg:y="7.262cm" dr3d:transform="matrix (-0.997229324671893 -0.0699941418712816 0.0251891666822098 0.0477495621320595 -0.861948104126661 -0.504742949538332 0.0570408040847761 -0.502141699021462 0.86290211540661 -0.0525872556289777cm -0.138658099147868cm -0.074361479937412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08cm" svg:y="8.873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layer="layout" svg:width="2.492cm" svg:height="1.673cm" svg:x="15.683cm" svg:y="4.983cm">
          <draw:text-box>
            <text:p>Side=5</text:p>
            <text:p>rot=0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layer="layout" svg:width="2.424cm" svg:height="0.962cm" svg:x="12.099cm" svg:y="1.671cm">
          <draw:text-box>
            <text:p>face=3</text:p>
          </draw:text-box>
        </draw:frame>
      </draw:page>
      <draw:page draw:name="page4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3d:scene draw:style-name="gr1" svg:width="7.855cm" svg:height="3.7cm" svg:x="4.705cm" svg:y="8.221cm" dr3d:transform="matrix (-0.0481569636184972 0.996175883879884 0.0729007217466281 -0.845457607917562 -0.00178964717041444 -0.534039540087923 -0.531866844303497 -0.087352192526221 0.842310663823925 -0.138917284403645cm 0.0757825366230473cm -0.010516722009944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29cm" svg:y="7.369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layer="layout" svg:width="2.492cm" svg:height="1.673cm" svg:x="15.683cm" svg:y="4.983cm">
          <draw:text-box>
            <text:p>Side=5</text:p>
            <text:p>rot=0</text:p>
          </draw:text-box>
        </draw:fram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layer="layout" svg:width="2.424cm" svg:height="0.962cm" svg:x="12.099cm" svg:y="1.671cm">
          <draw:text-box>
            <text:p>face=4</text:p>
          </draw:text-box>
        </draw:frame>
      </draw:page>
      <draw:page draw:name="page5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3cm">
          <draw:text-box>
            <text:p><text:span text:style-name="T1">Side=5</text:span></text:p>
            <text:p><text:span text:style-name="T1">rot=0</text:span></text:p>
          </draw:text-box>
        </draw:frame>
        <dr3d:scene draw:style-name="gr1" svg:width="5.236cm" svg:height="4.932cm" svg:x="7.743cm" svg:y="6.991cm" dr3d:transform="matrix (0.841987672963459 -0.538552847569815 0.0318996700927259 0.264048547065481 0.359814674000737 -0.894880866465673 0.470462669475687 0.761901719874806 0.445163616978775 0.143599558474515cm 0.651005082580593cm 1.098162510164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aw:frame draw:style-name="gr8" draw:text-style-name="P1" draw:layer="layout" svg:width="2.424cm" svg:height="0.962cm" svg:x="12.099cm" svg:y="1.671cm">
          <draw:text-box>
            <text:p><text:span text:style-name="T1">face=5</text:span></text:p>
          </draw:text-box>
        </draw:frame>
      </draw:page>
      <draw:page draw:name="page6" draw:style-name="dp1" draw:master-page-name="Predefinito">
        <dr3d:scene draw:style-name="gr1" svg:width="11.56cm" svg:height="10.7cm" svg:x="3.908cm" svg:y="4.001cm" dr3d:transform="matrix (0.932960814687924 -0.014163137344742 0.359699212950766 -0.107855213141599 0.942323140280235 0.316850678223318 -0.343440491577546 -0.334404702169318 0.87762299645806 0.00371010462002389cm -0.0000342127553098611cm -0.0004711999726570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2" draw:layer="layout"/>
        </dr3d:scene>
        <draw:g>
          <draw:line draw:style-name="gr5" draw:text-style-name="P2" draw:layer="layout" svg:x1="6.038cm" svg:y1="2.387cm" svg:x2="6.49cm" svg:y2="4.819cm">
            <text:p/>
          </draw:line>
          <draw:line draw:style-name="gr5" draw:text-style-name="P2" draw:layer="layout" svg:x1="6.011cm" svg:y1="2.361cm" svg:x2="8.84cm" svg:y2="2.196cm">
            <text:p/>
          </draw:line>
          <draw:line draw:style-name="gr5" draw:text-style-name="P2" draw:layer="layout" svg:x1="6.011cm" svg:y1="2.389cm" svg:x2="7.559cm" svg:y2="1.11cm">
            <text:p/>
          </draw:line>
          <draw:frame draw:style-name="gr6" draw:layer="layout" svg:width="0.891cm" svg:height="0.962cm" svg:x="7.643cm" svg:y="0.857cm">
            <draw:text-box>
              <text:p>Z</text:p>
            </draw:text-box>
          </draw:frame>
          <draw:frame draw:style-name="gr7" draw:layer="layout" svg:width="1.548cm" svg:height="0.962cm" svg:x="7.616cm" svg:y="2.472cm">
            <draw:text-box>
              <text:p>C|X</text:p>
            </draw:text-box>
          </draw:frame>
          <draw:frame draw:style-name="gr7" draw:layer="layout" svg:width="1.548cm" svg:height="0.962cm" svg:x="6.258cm" svg:y="3.476cm">
            <draw:text-box>
              <text:p>R|Y</text:p>
            </draw:text-box>
          </draw:frame>
        </draw:g>
        <dr3d:scene draw:style-name="gr1" svg:width="7.075cm" svg:height="5.827cm" svg:x="5.022cm" svg:y="7.769cm" dr3d:transform="matrix (-0.660477782905364 0.73378096273471 0.159168454841203 -0.285493277110234 -0.441489133842596 0.850635605546683 0.694451356837374 0.516384395026649 0.501083296029402 -0.213298564886523cm 0.0208393938122973cm 0.0027069899115441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aw:frame draw:style-name="gr4" draw:text-style-name="P1" draw:layer="layout" svg:width="2.492cm" svg:height="1.673cm" svg:x="5.786cm" svg:y="8.812cm">
          <draw:text-box>
            <text:p><text:span text:style-name="T1">Side=0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3.11cm" svg:y="8.215cm">
          <draw:text-box>
            <text:p><text:span text:style-name="T1">Side=2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8.999cm" svg:y="4.24cm">
          <draw:text-box>
            <text:p><text:span text:style-name="T1">Side=1</text:span></text:p>
            <text:p><text:span text:style-name="T1">rot=0</text:span></text:p>
          </draw:text-box>
        </draw:frame>
        <draw:frame draw:style-name="gr4" draw:text-style-name="P1" draw:layer="layout" svg:width="2.492cm" svg:height="1.673cm" svg:x="15.683cm" svg:y="4.982cm">
          <draw:text-box>
            <text:p><text:span text:style-name="T1">Side=5</text:span></text:p>
            <text:p><text:span text:style-name="T1">rot=0</text:span></text:p>
          </draw:text-box>
        </draw:frame>
        <draw:frame draw:style-name="gr8" draw:text-style-name="P1" draw:layer="layout" svg:width="2.424cm" svg:height="0.962cm" svg:x="12.099cm" svg:y="1.671cm">
          <draw:text-box>
            <text:p><text:span text:style-name="T1">face=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it" fo:country="IT" style:font-family-asian="'Noto Sans Thin'" style:font-family-generic-asian="system" style:font-pitch-asian="variable" style:font-size-asian="24pt" style:language-asian="zh" style:country-asian="CN" style:font-family-complex="'Noto Sans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ans CJK SC Thin'" style:font-family-generic-asian="system" style:font-pitch-asian="variable" style:font-size-asian="18pt" style:font-style-asian="normal" style:font-weight-asian="normal" style:font-family-complex="'Noto Sans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31T00:26:57</meta:creation-date>
    <dc:date>2024-01-12T21:46:04</dc:date>
    <meta:editing-duration>P7DT10H20M40S</meta:editing-duration>
    <meta:editing-cycles>21</meta:editing-cycles>
    <meta:generator>OpenOffice/4.1.14$Unix OpenOffice.org_project/4114m1$Build-9811</meta:generator>
    <meta:document-statistic meta:object-count="122"/>
  </office:meta>
</office:document-meta>
</file>